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CSAdminServlet.handleRequest( HttpServletRequest request , HttpServletResponse response , Context contex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47">
            <text:p text:style-name="Table_20_Contents">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